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qrcode</mi>
            <mrow>
              <mo fence="true" stretchy="false">(</mo>
              <mrow>
                <mrow>
                  <mtext>time</mtext>
                  <mi>,</mi>
                  <mtext> class_start</mtext>
                  <mi>,</mi>
                  <mtext> class_log_uuid</mtext>
                </mrow>
              </mrow>
              <mo fence="true" stretchy="false">)</mo>
            </mrow>
            <mtext> = </mtext>
          </mrow>
        </mtd>
      </mtr>
      <mtr>
        <mtd>
          <mrow>
            <mtext>class_log_uuid</mtext>
            <mtext> + </mtext>
            <mi mathvariant="italic">hash</mi>
            <mrow>
              <mo fence="true" stretchy="false">(</mo>
              <mrow>
                <mrow>
                  <mi mathvariant="italic">unixtime</mi>
                  <mrow>
                    <mo fence="true" stretchy="false">(</mo>
                    <mrow>
                      <mtext>class_start</mtext>
                    </mrow>
                    <mo fence="true" stretchy="false">)</mo>
                  </mrow>
                  <mtext> + </mtext>
                  <mi mathvariant="italic">mask</mi>
                  <mrow>
                    <mo fence="true" stretchy="false">(</mo>
                    <mrow>
                      <mrow>
                        <mtext>server_secret, </mtext>
                        <mrow>
                          <mo fence="true" stretchy="false">⌊</mo>
                          <mrow>
                            <mfrac>
                              <mrow>
                                <mi mathvariant="italic">unixtime</mi>
                                <mrow>
                                  <mo fence="true" stretchy="false">(</mo>
                                  <mrow>
                                    <mtext>time</mtext>
                                  </mrow>
                                  <mo fence="true" stretchy="false">)</mo>
                                </mrow>
                              </mrow>
                              <mtext>code_update_interval</mtext>
                            </mfrac>
                          </mrow>
                          <mo fence="true" stretchy="false">⌋</mo>
                        </mrow>
                        <mtext> + class_log_uuid</mtext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text/>
            <mi mathvariant="italic">mask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sub>
                <mi>x</mi>
                <mi>p</mi>
              </msub>
            </mrow>
            <mtext>⊕</mtext>
            <msub>
              <mi>y</mi>
              <mrow>
                <mi>p</mi>
                <mi mathvariant="italic">mod</mi>
                <mi mathvariant="italic">len</mi>
                <mrow>
                  <mo fence="true" stretchy="false">(</mo>
                  <mrow>
                    <mi>y</mi>
                  </mrow>
                  <mo fence="true" stretchy="false">)</mo>
                </mrow>
              </mrow>
            </msub>
          </mrow>
        </mtd>
      </mtr>
      <mtr>
        <mtd>
          <mrow>
            <mtext/>
            <mrow>
              <mi>p</mi>
              <mo stretchy="false">=</mo>
              <mtext> The index</mtext>
            </mrow>
            <mtext/>
          </mrow>
        </mtd>
      </mtr>
      <mtr>
        <mtd>
          <mrow/>
        </mtd>
      </mtr>
      <mtr>
        <mtd>
          <mrow>
            <mtext/>
            <mi mathvariant="italic">has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text> sha256 hashing algorithm</mtext>
            </mrow>
          </mrow>
        </mtd>
      </mtr>
      <mtr>
        <mtd>
          <mrow>
            <mtext/>
            <mi mathvariant="italic">l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text> The length of the string</mtext>
            </mrow>
          </mrow>
        </mtd>
      </mtr>
      <mtr>
        <mtd>
          <mrow>
            <mtext/>
            <mi mathvariant="italic">unixtim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text> Get an unixtime stamp based on x</mtext>
            </mrow>
          </mrow>
        </mtd>
      </mtr>
      <mtr>
        <mtd>
          <mtext>code_update_interval = 30</mtext>
        </mtd>
      </mtr>
    </mtable>
    <annotation encoding="StarMath 5.0">qrcode("time", " class_start", " class_log_uuid") " = "  
newline 
"class_log_uuid" " + "hash(unixtime("class_start") " + " mask("server_secret, " lfloor { unixtime("time") } over { "code_update_interval" } rfloor " + class_log_uuid"))
newline
newline
""mask( x, y ) = x_p "⊕" y_{p mod len(y)}
newline
""p = " The index"
""newline newline
""hash(x) = " sha256 hashing algorithm"
newline
""len( x ) = " The length of the string"
newline
""unixtime( x ) = " Get an unixtime stamp based on x"
newline
"code_update_interval = 30"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8:06:35.499628536</meta:creation-date>
    <dc:date>2017-11-28T14:14:00.121106168</dc:date>
    <meta:editing-duration>PT2H14M8S</meta:editing-duration>
    <meta:editing-cycles>30</meta:editing-cycles>
    <meta:generator>LibreOffice/5.1.6.2$Linux_X86_64 LibreOffice_project/10m0$Build-2</meta:generator>
  </office:meta>
</office:document-meta>
</file>